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0a37c" officeooo:paragraph-rsid="0010a37c"/>
    </style:style>
    <style:style style:name="P2" style:family="paragraph" style:parent-style-name="Standard">
      <style:paragraph-properties fo:text-align="justify" style:justify-single-word="false"/>
      <style:text-properties officeooo:rsid="0010a37c" officeooo:paragraph-rsid="0010a37c"/>
    </style:style>
    <style:style style:name="P3" style:family="paragraph" style:parent-style-name="Standard">
      <style:paragraph-properties fo:text-align="justify" style:justify-single-word="false"/>
      <style:text-properties officeooo:rsid="00128365" officeooo:paragraph-rsid="00128365"/>
    </style:style>
    <style:style style:name="P4" style:family="paragraph" style:parent-style-name="Standard">
      <style:paragraph-properties fo:text-align="justify" style:justify-single-word="false"/>
      <style:text-properties officeooo:rsid="0012c0bd" officeooo:paragraph-rsid="0012c0bd"/>
    </style:style>
    <style:style style:name="T1" style:family="text">
      <style:text-properties style:text-underline-style="none"/>
    </style:style>
    <style:style style:name="T2" style:family="text">
      <style:text-properties style:text-underline-style="none" officeooo:rsid="00128365"/>
    </style:style>
    <style:style style:name="T3" style:family="text">
      <style:text-properties style:text-underline-style="none" officeooo:rsid="0012c0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s de promocionar mi APP</text:p>
      <text:p text:style-name="P1"/>
      <text:p text:style-name="P2"/>
      <text:p text:style-name="P2">1 La pagina poseerá una un pequeño sitio web que será lanzado un mes antes. En el se explicara a los interesados en que consiste mi app. Además, para poder acceder a la pagina será necesario registrarse, lo que me permitirá recopilar los email de las personas que estaban interesadas y poder así avisarles cuando este lista.</text:p>
      <text:p text:style-name="P2"/>
      <text:p text:style-name="P2">2 Un video promocional que muestre el problema del abandono animal en el mundo y a personas pasándolo bien con sus mascotas. Al mismo tiempo irán pasando imágenes mostrando las funcionalidades de mi app (Esto ya lo tenia en mente desde hace algún tiempo).</text:p>
      <text:p text:style-name="P2"/>
      <text:p text:style-name="P2">3 Hablare personalmente con blogueros del mundo de los animales para mostrarles mi app. Si les gusta y consigo que tengan una buena opinión de ella, ellos mismos me harán publicidad. Algunos de estos blog:</text:p>
      <text:p text:style-name="P2"/>
      <text:p text:style-name="P2"><text:a xlink:type="simple" xlink:href="http://www.zoofast.es/" text:style-name="Internet_20_link" text:visited-style-name="Visited_20_Internet_20_Link">http://www.zoofast.es/</text:a></text:p>
      <text:p text:style-name="P2"/>
      <text:p text:style-name="P2"><text:a xlink:type="simple" xlink:href="https://furrypaws.es/" text:style-name="Internet_20_link" text:visited-style-name="Visited_20_Internet_20_Link">https://furrypaws.es/</text:a></text:p>
      <text:p text:style-name="P2"/>
      <text:p text:style-name="P2"><text:a xlink:type="simple" xlink:href="http://alzalapata.ideal.es/" text:style-name="Internet_20_link" text:visited-style-name="Visited_20_Internet_20_Link">http://alzalapata.ideal.es/</text:a></text:p>
      <text:p text:style-name="P2"/>
      <text:p text:style-name="P2">4 La propia app contara con una funcionalidad para compartir tanto los eventos que se realizan con ella, como las alertas de las protectoras en las distintas redes sociales. <text:span text:style-name="T2">De ese modo, mi app se ira dando a conocer ella sola debido a sus funcionalidades.</text:span></text:p>
      <text:p text:style-name="P2"><text:span text:style-name="T2"/></text:p>
      <text:p text:style-name="P3"><text:span text:style-name="T1">5 Ofrecer a las empresas anuncios gratis a condición de que les hagan descuentos en las compras a las personas que usen mi app. De ese modo fuerzo la fidelización de mis usuarios y otros se sumaran a la red social creada por mi al ver las ventajas de ser miembro de ella.</text:span></text:p>
      <text:p text:style-name="P3"><text:span text:style-name="T1"/></text:p>
      <text:p text:style-name="P3"><text:span text:style-name="T1">6 Buscar la forma de recompensar a los usuarios que traigan a otros usuarios a la red. Por ejemplo </text:span><text:span text:style-name="T3">ofreciendo algunas funcionalidades extras, como el uso de un chat o temas personalizados. Esto desde luego será para futuras actualizaciones, ya que con el plazo limitado de tiempo que tengo si me pongo con el chat ya no llegaría a cumplir con el plazo que me han dado los profesores.</text:span></text:p>
      <text:p text:style-name="P3"><text:span text:style-name="T3"/></text:p>
      <text:p text:style-name="P4"><text:span text:style-name="T1">7 Buscar a blogueros que hacen review de las aplicaciones del mercado y sus funcionalidades. Esto es algo arriesgado, ya que una mala critica podría tirar por tierra mi trabajo. Pero dado que estoy seguro de que haré un buen trabajo en lo que a programación se refiere, estoy seguro que la critica será buena.</text:span></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1:57:51.136127641</meta:creation-date>
    <dc:date>2016-10-23T12:28:38.227063857</dc:date>
    <meta:editing-duration>PT9M46S</meta:editing-duration>
    <meta:editing-cycles>1</meta:editing-cycles>
    <meta:document-statistic meta:table-count="0" meta:image-count="0" meta:object-count="0" meta:page-count="1" meta:paragraph-count="11" meta:word-count="366" meta:character-count="2101" meta:non-whitespace-character-count="1746"/>
    <meta:generator>LibreOffice/5.1.4.2$Linux_X86_64 LibreOffice_project/10m0$Build-2</meta:generator>
  </office:meta>
</office:document-meta>
</file>